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ce1"/>
        <table:table-column table:style-name="co1" table:number-columns-repeated="2" table:default-cell-style-name="ce7"/>
        <table:table-column table:style-name="co2" table:number-columns-repeated="7" table:default-cell-style-name="Default"/>
        <table:table-row table:style-name="ro1">
          <table:table-cell table:number-columns-repeated="8" office:value-type="string" calcext:value-type="string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8" office:value-type="string" calcext:value-type="string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Default" table:number-columns-repeated="2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table:style-name="Default" table:number-columns-repeated="2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6*4</text:p>
          </table:table-cell>
          <table:table-cell table:number-columns-repeated="2"/>
        </table:table-row>
        <table:table-row table:style-name="ro2">
          <table:table-cell table:style-name="Default" table:number-columns-repeated="2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6*4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Default" table:number-columns-repeated="2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Default" table:number-columns-repeated="2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64/23" office:value-type="float" office:value="2.78260869565217" calcext:value-type="float">
            <text:p>2.78260869565217</text:p>
          </table:table-cell>
          <table:table-cell table:number-columns-repeated="2"/>
        </table:table-row>
        <table:table-row table:style-name="ro2">
          <table:table-cell table:style-name="Default" table:number-columns-repeated="2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Default" table:number-columns-repeated="2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Default" table:number-columns-repeated="2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Default" table:number-columns-repeated="23"/>
          <table:table-cell table:formula="of:=SUM([.X24:.X31])"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M([.AA24:.AA30]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Default" table:number-columns-repeated="23"/>
          <table:table-cell/>
          <table:table-cell table:formula="of:=23*23"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table:style-name="Default" table:number-columns-repeated="23"/>
          <table:table-cell/>
          <table:table-cell table:formula="of:=529-108" office:value-type="float" office:value="421" calcext:value-type="float">
            <text:p>421</text:p>
          </table:table-cell>
          <table:table-cell table:number-columns-repeated="5"/>
        </table:table-row>
        <calcext:conditional-formats>
          <calcext:conditional-format calcext:target-range-address="Sheet1.A1:Sheet1.W19 Sheet1.A23:Sheet1.W23 Sheet1.A20:Sheet1.C22 Sheet1.I20:Sheet1.W22">
            <calcext:color-scale>
              <calcext:color-scale-entry calcext:value="0" calcext:type="number" calcext:color="#fff685"/>
              <calcext:color-scale-entry calcext:value="1" calcext:type="number" calcext:color="#65c295"/>
            </calcext:color-scale>
          </calcext:conditional-format>
          <calcext:conditional-format calcext:target-range-address="Sheet1.E20:Sheet1.H22">
            <calcext:color-scale>
              <calcext:color-scale-entry calcext:value="0" calcext:type="number" calcext:color="#fff685"/>
              <calcext:color-scale-entry calcext:value="1" calcext:type="number" calcext:color="#65c295"/>
            </calcext:color-scale>
          </calcext:conditional-format>
          <calcext:conditional-format calcext:target-range-address="Sheet1.D20:Sheet1.D20">
            <calcext:color-scale>
              <calcext:color-scale-entry calcext:value="0" calcext:type="number" calcext:color="#fff685"/>
              <calcext:color-scale-entry calcext:value="1" calcext:type="number" calcext:color="#65c2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7:11:11.6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8T12:14:54.978284513</meta:creation-date>
    <dc:date>2021-01-01T17:13:34.172000000</dc:date>
    <meta:editing-duration>PT1H12M48S</meta:editing-duration>
    <meta:editing-cycles>8</meta:editing-cycles>
    <meta:generator>LibreOffice/7.0.2.2$Windows_X86_64 LibreOffice_project/8349ace3c3162073abd90d81fd06dcfb6b36b994</meta:generator>
    <meta:document-statistic meta:table-count="1" meta:cell-count="556" meta:object-count="0"/>
  </office:meta>
</office:document-meta>
</file>